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92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none" fo:min-height="0.662cm"/>
    </style:style>
    <style:style style:name="gr8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draw:layer="layout" svg:width="1.37cm" svg:height="0.436cm" svg:x="5.95cm" svg:y="0.672cm" svg:viewBox="0 0 1371 437" svg:d="m0 219h404zm563 0h404zm-963 218v-437l423 219zm-423 218zm423-437zm61 160c34 0 61 27 61 61s-27 61-61 61-61-27-61-61 27-61 61-61zm-61 0zm123 123z">
          <text:p/>
        </draw:path>
        <draw:frame draw:style-name="gr2" draw:text-style-name="P2" draw:layer="layout" svg:width="0.697cm" svg:height="0.645cm" svg:x="4.221cm" svg:y="0.347cm">
          <draw:text-box>
            <text:p><text:span text:style-name="T1">a</text:span></text:p>
          </draw:text-box>
        </draw:frame>
        <draw:frame draw:style-name="gr3" draw:layer="layout" svg:width="0.697cm" svg:height="1.175cm" svg:x="4.235cm" svg:y="0.671cm">
          <draw:text-box>
            <text:p><text:span text:style-name="T1">b</text:span></text:p>
          </draw:text-box>
        </draw:frame>
        <draw:frame draw:style-name="gr4" draw:layer="layout" svg:width="1.896cm" svg:height="1.608cm" svg:x="0.948cm" svg:y="1.7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2.246cm" svg:height="0.646cm" svg:x="0.825cm" svg:y="1.202cm">
          <draw:text-box draw:corner-radius="1.136cm">
            <text:p><text:span text:style-name="T1">a <text:s/>b <text:s text:c="4"/>c <text:s/>d</text:span></text:p>
          </draw:text-box>
        </draw:frame>
        <draw:frame draw:style-name="gr5" draw:layer="layout" svg:width="0.697cm" svg:height="0.646cm" svg:x="5.564cm" svg:y="0.399cm">
          <draw:text-box>
            <text:p><text:span text:style-name="T1">c</text:span></text:p>
          </draw:text-box>
        </draw:frame>
        <draw:frame draw:style-name="gr5" draw:layer="layout" svg:width="0.697cm" svg:height="0.646cm" svg:x="7.19cm" svg:y="0.541cm">
          <draw:text-box>
            <text:p><text:span text:style-name="T1">d</text:span></text:p>
          </draw:text-box>
        </draw:frame>
        <draw:frame draw:style-name="gr4" draw:layer="layout" svg:width="2.233cm" svg:height="0.47cm" svg:x="4.899cm" svg:y="2.8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.526cm" svg:height="0.802cm" svg:x="0.669cm" svg:y="0.454cm">
          <draw:text-box>
            <text:p><text:span text:style-name="T2">درآمدات</text:span></text:p>
          </draw:text-box>
        </draw:frame>
        <draw:custom-shape draw:style-name="gr6" draw:text-style-name="P4" draw:layer="layout" svg:width="0.282cm" svg:height="0.761cm" draw:transform="rotate (-1.5707963267949) translate (1.732cm 1.0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layer="layout" svg:width="0.697cm" svg:height="0.646cm" svg:x="4.209cm" svg:y="1.626cm">
          <draw:text-box>
            <text:p><text:span text:style-name="T1">b</text:span></text:p>
          </draw:text-box>
        </draw:frame>
        <draw:frame draw:style-name="gr5" draw:layer="layout" svg:width="0.697cm" svg:height="0.646cm" svg:x="4.196cm" svg:y="1.304cm">
          <draw:text-box>
            <text:p><text:span text:style-name="T1">a</text:span></text:p>
          </draw:text-box>
        </draw:frame>
        <draw:frame draw:style-name="gr5" draw:layer="layout" svg:width="0.697cm" svg:height="0.646cm" svg:x="5.862cm" svg:y="1.458cm">
          <draw:text-box>
            <text:p><text:span text:style-name="T1">d</text:span></text:p>
          </draw:text-box>
        </draw:frame>
        <draw:frame draw:style-name="gr7" draw:text-style-name="P2" draw:layer="layout" svg:width="2.353cm" svg:height="0.912cm" svg:x="5.959cm" svg:y="2.011cm">
          <draw:text-box>
            <text:p><text:span text:style-name="T2">نفی اور گیٹ</text:span></text:p>
          </draw:text-box>
        </draw:frame>
        <draw:connector draw:style-name="gr8" draw:text-style-name="P4" draw:layer="layout" draw:type="curve" draw:line-skew="-0.128cm" svg:x1="5.959cm" svg:y1="2.48cm" svg:x2="5.37cm" svg:y2="2.045cm" svg:d="m5959 2480c-633 0-339-435-589-435">
          <text:p/>
        </draw:connector>
        <draw:g>
          <draw:polygon draw:style-name="gr9" draw:text-style-name="P1" draw:layer="layout" svg:width="0.387cm" svg:height="0cm" svg:x="5.575cm" svg:y="0.891cm" svg:viewBox="0 0 388 0" draw:points="0,0 388,0">
            <text:p/>
          </draw:polygon>
          <draw:g>
            <draw:polygon draw:style-name="gr10" draw:text-style-name="P1" draw:layer="layout" svg:width="0.387cm" svg:height="0cm" svg:x="4.967cm" svg:y="0.771cm" svg:viewBox="0 0 388 0" draw:points="0,0 388,0">
              <text:p/>
            </draw:polygon>
            <draw:polygon draw:style-name="gr11" draw:text-style-name="P1" draw:layer="layout" svg:width="0.387cm" svg:height="0cm" svg:x="4.967cm" svg:y="1.011cm" svg:viewBox="0 0 388 0" draw:points="0,0 388,0">
              <text:p/>
            </draw:polygon>
            <draw:path draw:style-name="gr12" draw:text-style-name="P1" draw:layer="layout" svg:width="0.123cm" svg:height="0.452cm" svg:x="5.264cm" svg:y="0.666cm" svg:viewBox="0 0 124 453" svg:d="m0 0c76 48 124 131 124 229 0 95-45 176-117 224">
              <text:p/>
            </draw:path>
          </draw:g>
          <draw:path draw:style-name="gr13" draw:text-style-name="P1" draw:layer="layout" svg:width="0.305cm" svg:height="0.222cm" svg:x="5.271cm" svg:y="0.671cm" svg:viewBox="0 0 306 223" svg:d="m0 0c147 0 267 91 306 223">
            <text:p/>
          </draw:path>
          <draw:path draw:style-name="gr14" draw:text-style-name="P1" draw:layer="layout" svg:width="-0.305cm" svg:height="-0.222cm" svg:x="5.578cm" svg:y="1.113cm" svg:viewBox="0 0 -306 -223" svg:d="m306 0c-147 0-267 91-306 223">
            <text:p/>
          </draw:path>
        </draw:g>
        <draw:g>
          <draw:polygon draw:style-name="gr15" draw:text-style-name="P1" draw:layer="layout" svg:width="0.387cm" svg:height="0cm" svg:x="5.57cm" svg:y="1.793cm" svg:viewBox="0 0 388 0" draw:points="0,0 388,0">
            <text:p/>
          </draw:polygon>
          <draw:g>
            <draw:polygon draw:style-name="gr16" draw:text-style-name="P1" draw:layer="layout" svg:width="0.387cm" svg:height="0cm" svg:x="4.835cm" svg:y="1.677cm" svg:viewBox="0 0 388 0" draw:points="0,0 388,0">
              <text:p/>
            </draw:polygon>
            <draw:polygon draw:style-name="gr17" draw:text-style-name="P1" draw:layer="layout" svg:width="0.387cm" svg:height="0cm" svg:x="4.835cm" svg:y="1.917cm" svg:viewBox="0 0 388 0" draw:points="0,0 388,0">
              <text:p/>
            </draw:polygon>
            <draw:path draw:style-name="gr18" draw:text-style-name="P1" draw:layer="layout" svg:width="0.123cm" svg:height="0.452cm" svg:x="5.132cm" svg:y="1.572cm" svg:viewBox="0 0 124 453" svg:d="m0 0c76 48 124 131 124 229 0 95-45 176-117 224">
              <text:p/>
            </draw:path>
          </draw:g>
          <draw:path draw:style-name="gr19" draw:text-style-name="P1" draw:layer="layout" svg:width="0.305cm" svg:height="0.222cm" svg:x="5.139cm" svg:y="1.577cm" svg:viewBox="0 0 306 223" svg:d="m0 0c147 0 267 91 306 223">
            <text:p/>
          </draw:path>
          <draw:path draw:style-name="gr20" draw:text-style-name="P1" draw:layer="layout" svg:width="-0.305cm" svg:height="-0.222cm" svg:x="5.446cm" svg:y="2.019cm" svg:viewBox="0 0 -306 -223" svg:d="m306 0c-147 0-267 91-306 223">
            <text:p/>
          </draw:path>
          <draw:path draw:style-name="gr21" draw:text-style-name="P1" draw:layer="layout" svg:width="0.121cm" svg:height="0.121cm" svg:x="5.445cm" svg:y="1.736cm" svg:viewBox="0 0 122 122" svg:d="m61 0c34 0 61 27 61 61s-27 61-61 61-61-27-61-61 27-61 61-61z">
            <text:p/>
          </draw:path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8:13:01</dc:date>
    <dc:creator>khalid khan</dc:creator>
    <meta:editing-duration>PT5H42M26S</meta:editing-duration>
    <meta:editing-cycles>24</meta:editing-cycles>
    <meta:generator>LibreOffice/3.4$Linux LibreOffice_project/340m1$Build-402</meta:generator>
    <meta:document-statistic meta:object-count="32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</mtable>
    </mrow>
    <annotation encoding="StarMath 5.0">stack{
alignl 0 phantom{0} 0 phantom{00} 0 phantom{0} 1 #
alignl 0 phantom{0} 1 phantom{00} 1 phantom{0} 0 #
alignl 1 phantom{0} 0 phantom{00} 1 phantom{0} 0 #
alignl 1 phantom{0} 1 phantom{00} 1 phantom{0} 0
}</annotation>
  </semantics>
</math>
</file>

<file path=Object 2/content.xml><?xml version="1.0" encoding="utf-8"?>
<math xmlns="http://www.w3.org/1998/Math/MathML">
  <semantics>
    <mrow>
      <mrow>
        <mrow>
          <mi>d</mi>
          <mo stretchy="false">=</mo>
          <mover accent="true">
            <mrow>
              <mi>c</mi>
            </mrow>
            <mo>¯</mo>
          </mover>
        </mrow>
        <mo stretchy="false">=</mo>
        <mover accent="true">
          <mrow>
            <mrow>
              <mi>a</mi>
              <mo stretchy="false">+</mo>
              <mi>b</mi>
            </mrow>
          </mrow>
          <mo>¯</mo>
        </mover>
      </mrow>
    </mrow>
    <annotation encoding="StarMath 5.0">d=overline{c} = overline{a + b}</annotation>
  </semantics>
</math>
</file>